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15%" fo:text-align="end" style:justify-single-word="false" fo:text-indent="0in" style:auto-text-indent="false"/>
    </style:style>
    <style:style style:name="P4" style:family="paragraph" style:parent-style-name="Standard" style:master-pag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background-color="#6aa84f" loext:char-shading-value="0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6aa84f" fo:font-size="12pt" style:font-size-asian="12pt" style:font-size-complex="12pt"/>
    </style:style>
    <style:style style:name="T11" style:family="text">
      <style:text-properties style:text-position="super 58%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PÍTULO IV</text:p>
      <text:p text:style-name="P2"><text:span text:style-name="T1">Achava-se Mendonça uma vez à porta do Carceller, onde acabava de tomar</text:span></text:p>
      <text:p text:style-name="P2"><text:span text:style-name="T1">sorvete em companhia de um indivíduo, amigo dele, quando viu passar um</text:span></text:p>
      <text:p text:style-name="P2"><text:span text:style-name="T1">carro, e dentro do carro duas senhoras que lhe pareceram as senhoras de</text:span></text:p>
      <text:p text:style-name="P2"><text:span text:style-name="T1">Mata-cavalos. </text:span><text:span text:style-name="T2">Mendonça fez um movimento de espanto que não escapou</text:span></text:p>
      <text:p text:style-name="P2"><text:span text:style-name="T2">ao amigo.</text:span></text:p>
      <text:p text:style-name="P3"><text:span text:style-name="T3">— Que foi? perguntou-lhe este.</text:span></text:p>
      <text:p text:style-name="P3"><text:span text:style-name="T3">— Nada; pareceu-me conhecer aquelas senhoras. Viste-as, Andrade?</text:span></text:p>
      <text:p text:style-name="P3"><text:span text:style-name="T3">— Não.</text:span></text:p>
      <text:p text:style-name="P1"><text:span text:style-name="T3">O carro entrara na Rua do Ouvidor; os dois subiram pela mesma rua. Logo</text:span></text:p>
      <text:p text:style-name="P1"><text:span text:style-name="T3">acima da Rua da Quitanda, </text:span><text:span text:style-name="T4">parara o carro à porta de uma loja, e as</text:span></text:p>
      <text:p text:style-name="P1"><text:span text:style-name="T4">senhoras apearam-se e entraram</text:span><text:span text:style-name="T3">. Mendonça não as viu sair; mas viu o</text:span></text:p>
      <text:p text:style-name="P1"><text:span text:style-name="T3">carro e suspeitou que fosse o mesmo. Apressou o passo sem dizer nada a</text:span></text:p>
      <text:p text:style-name="P1"><text:span text:style-name="T3">Andrade, que fez o mesmo, movido por essa natural curiosidade que sente</text:span></text:p>
      <text:p text:style-name="P1"><text:span text:style-name="T3">um homem quando percebe algum segredo oculto.</text:span></text:p>
      <text:p text:style-name="P2"><text:span text:style-name="T5">Poucos instantes depois</text:span><text:span text:style-name="T3"> estavam à porta da loja; Mendonça verificou que</text:span></text:p>
      <text:p text:style-name="P2"><text:span text:style-name="T3">eram as duas senhoras de Mata-cavalos. Entrou afoito, com ar de quem ia</text:span></text:p>
      <text:p text:style-name="P2"><text:span text:style-name="T3">comprar alguma coisa, e aproximou-se das senhoras. </text:span><text:span text:style-name="T6">A primeira que o</text:span></text:p>
      <text:p text:style-name="P2"><text:span text:style-name="T6">conheceu foi a tia. Mendonça cumprimentou-as respeitosamente. Elas</text:span></text:p>
      <text:p text:style-name="P2"><text:span text:style-name="T6">receberam o cumprimento com afabilidade. Ao pé de Margarida estava</text:span></text:p>
      <text:p text:style-name="P2"><text:span text:style-name="T6">Miss Dollar, que, por esse admirável faro que a natureza concedeu aos</text:span></text:p>
      <text:p text:style-name="P2"><text:span text:style-name="T6">cães e aos cortesãos da fortuna, deu dois saltos de alegria apenas viu</text:span></text:p>
      <text:p text:style-name="P2"><text:span text:style-name="T6">Mendonça, chegando a tocar-lhe o estômago com as patas dianteiras.</text:span></text:p>
      <text:p text:style-name="P2"><text:span text:style-name="T8">— Parece que Miss Dollar ficou com boas recordações suas, disse D.</text:span></text:p>
      <text:p text:style-name="P2"><text:span text:style-name="T3">Antônia (assim se chamava a tia de Margarida).</text:span></text:p>
      <text:p text:style-name="P3"><text:soft-page-break/><text:span text:style-name="T3">— Creio que sim, respondeu Mendonça brincando com a galga e olhando</text:span></text:p>
      <text:p text:style-name="P3"><text:span text:style-name="T3">para Margarida.</text:span></text:p>
      <text:p text:style-name="P3"><text:span text:style-name="T3">Justamente nesse momento entrou Andrade.</text:span></text:p>
      <text:p text:style-name="P1"><text:span text:style-name="T3">— Só agora as reconheci, disse ele dirigindo-se às senhoras.</text:span></text:p>
      <text:p text:style-name="P2"><text:span text:style-name="T3">Andrade apertou a mão das duas senhoras, ou antes apertou a mão de</text:span></text:p>
      <text:p text:style-name="P2"><text:span text:style-name="T3">Antônia e os dedos de Margarida.</text:span></text:p>
      <text:p text:style-name="P2"><text:span text:style-name="T9">Mendonça não contava com este incidente, e alegrou-se com ele por ter à</text:span></text:p>
      <text:p text:style-name="P2"><text:span text:style-name="T9">mão o meio de tornar íntimas as relações superficiais que tinha com a</text:span></text:p>
      <text:p text:style-name="P2"><text:span text:style-name="T9">família.</text:span></text:p>
      <text:p text:style-name="P2"><text:span text:style-name="T3">— Seria</text:span><text:span text:style-name="T10"> bom, disse ele a Andrade, que me apresentasses a estas</text:span></text:p>
      <text:p text:style-name="P2"><text:span text:style-name="T10">senhoras.</text:span></text:p>
      <text:p text:style-name="P2"><text:span text:style-name="T3">— </text:span><text:span text:style-name="T7">Pois não as conheces? </text:span><text:span text:style-name="T3">perguntou Andrade estupefato.</text:span></text:p>
      <text:p text:style-name="P2"><text:span text:style-name="T3">— Conhece-nos sem </text:span><text:span text:style-name="T11">nos conhecer, respondeu sorrindo a velha tia; por ora</text:span></text:p>
      <text:p text:style-name="P2"><text:span text:style-name="T11">quem o apresentou foi Miss Dollar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9" meta:word-count="353" meta:character-count="2102" meta:non-whitespace-character-count="1779"/>
    <meta:generator>LibreOfficeDev/5.1.0.3$Linux_X86_64 LibreOffice_project/</meta:generator>
  </office:meta>
</office:document-meta>
</file>